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3.82mm" svg:y="396.13mm">
            <loext:p draw:notify-on-update-of-ranges="Sheet1.C3:Sheet1.C3 Sheet1.C4:Sheet1.C85 Sheet1.D3:Sheet1.D3 Sheet1.D4:Sheet1.D85 Sheet1.E3:Sheet1.E3 Sheet1.E4:Sheet1.E85 Sheet1.F3:Sheet1.F3 Sheet1.F4:Sheet1.F85 Sheet1.G3:Sheet1.G3 Sheet1.G4:Sheet1.G85 Sheet1.H3:Sheet1.H3 Sheet1.H4:Sheet1.H85 Sheet1.I3:Sheet1.I3 Sheet1.I4:Sheet1.I85 Sheet1.J3:Sheet1.J3 Sheet1.J4:Sheet1.J85 Sheet1.K3:Sheet1.K3 Sheet1.K4:Sheet1.K85 Sheet1.L3:Sheet1.L3 Sheet1.L4:Sheet1.L85 Sheet1.M3:Sheet1.M3 Sheet1.M4:Sheet1.M85 Sheet1.N3:Sheet1.N3 Sheet1.N4:Sheet1.N85 Sheet1.O3:Sheet1.O3 Sheet1.O4:Sheet1.O85 Sheet1.P3:Sheet1.P3 Sheet1.P4:Sheet1.P85 Sheet1.Q3:Sheet1.Q3 Sheet1.Q4:Sheet1.Q85 Sheet1.R3:Sheet1.R3 Sheet1.R4:Sheet1.R85 Sheet1.S3:Sheet1.S3 Sheet1.S4:Sheet1.S85 Sheet1.T3:Sheet1.T3 Sheet1.T4:Sheet1.T85 Sheet1.U3:Sheet1.U3 Sheet1.U4:Sheet1.U85 Sheet1.V3:Sheet1.V3 Sheet1.V4:Sheet1.V85 Sheet1.W3:Sheet1.W3 Sheet1.W4:Sheet1.W85 Sheet1.X3:Sheet1.X3 Sheet1.X4:Sheet1.X85 Sheet1.Y3:Sheet1.Y3 Sheet1.Y4:Sheet1.Y85 Sheet1.Z3:Sheet1.Z3 Sheet1.Z4:Sheet1.Z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9"/>
          <table:table-cell table:formula="of:=SUM([.D4:.AA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9"/>
          <table:table-cell table:formula="of:=SUM([.D5:.AA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8"/>
          <table:table-cell table:formula="of:=SUM([.D6:.AA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8"/>
          <table:table-cell table:formula="of:=SUM([.D7:.AA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8"/>
          <table:table-cell table:formula="of:=SUM([.D8:.AA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8"/>
          <table:table-cell table:formula="of:=SUM([.D9:.AA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7"/>
          <table:table-cell table:formula="of:=SUM([.D10:.AA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7"/>
          <table:table-cell table:formula="of:=SUM([.D11:.AA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7"/>
          <table:table-cell table:formula="of:=SUM([.D12:.AA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7"/>
          <table:table-cell table:formula="of:=SUM([.D13:.AA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7"/>
          <table:table-cell table:formula="of:=SUM([.D14:.AA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7"/>
          <table:table-cell table:formula="of:=SUM([.D15:.AA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6"/>
          <table:table-cell table:formula="of:=SUM([.D16:.AA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6"/>
          <table:table-cell table:formula="of:=SUM([.D17:.AA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4"/>
          <table:table-cell table:formula="of:=SUM([.D18:.AA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4"/>
          <table:table-cell table:formula="of:=SUM([.D19:.AA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4"/>
          <table:table-cell table:formula="of:=SUM([.D20:.AA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3"/>
          <table:table-cell table:formula="of:=SUM([.D21:.AA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2:.AA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23:.AA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4:.AA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2"/>
          <table:table-cell table:formula="of:=SUM([.D25:.AA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/>
          <table:table-cell table:formula="of:=SUM([.D26:.AA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/>
          <table:table-cell table:formula="of:=SUM([.D27:.AA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/>
          <table:table-cell table:formula="of:=SUM([.D28:.AA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9:.AA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0:.AA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0"/>
          <table:table-cell table:formula="of:=SUM([.D31:.AA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0"/>
          <table:table-cell table:formula="of:=SUM([.D32:.AA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0"/>
          <table:table-cell table:formula="of:=SUM([.D33:.AA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0"/>
          <table:table-cell table:formula="of:=SUM([.D34:.AA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5:.AA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6:.AA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37:.AA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9"/>
          <table:table-cell table:formula="of:=SUM([.D38:.AA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9:.AA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40:.AA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formula="of:=SUM([.D41:.AA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8"/>
          <table:table-cell table:formula="of:=SUM([.D42:.AA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8"/>
          <table:table-cell table:formula="of:=SUM([.D43:.AA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SUM([.D44:.AA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8"/>
          <table:table-cell table:formula="of:=SUM([.D45:.AA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8"/>
          <table:table-cell table:formula="of:=SUM([.D46:.AA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8"/>
          <table:table-cell table:formula="of:=SUM([.D47:.AA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8"/>
          <table:table-cell table:formula="of:=SUM([.D48:.AA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formula="of:=SUM([.D49:.AA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7"/>
          <table:table-cell table:formula="of:=SUM([.D50:.AA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6"/>
          <table:table-cell table:formula="of:=SUM([.D51:.AA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6"/>
          <table:table-cell table:formula="of:=SUM([.D52:.AA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6"/>
          <table:table-cell table:formula="of:=SUM([.D53:.AA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6"/>
          <table:table-cell table:formula="of:=SUM([.D54:.AA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6"/>
          <table:table-cell table:formula="of:=SUM([.D55:.AA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6"/>
          <table:table-cell table:formula="of:=SUM([.D56:.AA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6"/>
          <table:table-cell table:formula="of:=SUM([.D57:.AA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6"/>
          <table:table-cell table:formula="of:=SUM([.D58:.AA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6"/>
          <table:table-cell table:formula="of:=SUM([.D59:.AA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6"/>
          <table:table-cell table:formula="of:=SUM([.D60:.AA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formula="of:=SUM([.D61:.AA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formula="of:=SUM([.D62:.AA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formula="of:=SUM([.D63:.AA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4"/>
          <table:table-cell table:formula="of:=SUM([.D64:.AA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4"/>
          <table:table-cell table:formula="of:=SUM([.D65:.AA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 table:formula="of:=SUM([.D66:.AA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67:.AA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 table:formula="of:=SUM([.D68:.AA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3"/>
          <table:table-cell table:formula="of:=SUM([.D69:.AA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3"/>
          <table:table-cell table:formula="of:=SUM([.D70:.AA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3"/>
          <table:table-cell table:formula="of:=SUM([.D71:.AA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72:.AA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formula="of:=SUM([.D73:.AA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74:.AA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2"/>
          <table:table-cell table:formula="of:=SUM([.D75:.AA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2"/>
          <table:table-cell table:formula="of:=SUM([.D76:.AA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2"/>
          <table:table-cell table:formula="of:=SUM([.D77:.AA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2"/>
          <table:table-cell table:formula="of:=SUM([.D78:.AA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4"/>
          <table:table-cell table:formula="of:=SUM([.D79:.AA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4"/>
          <table:table-cell table:formula="of:=SUM([.D80:.AA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2"/>
          <table:table-cell table:formula="of:=SUM([.D81:.AA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4"/>
          <table:table-cell table:formula="of:=SUM([.D82:.AA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4"/>
          <table:table-cell table:formula="of:=SUM([.D83:.AA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84:.AA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85:.AA8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0:32:52.288770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12-12T10:35:04.493243784</dc:date>
    <meta:editing-duration>P3DT1H36M38S</meta:editing-duration>
    <meta:editing-cycles>38</meta:editing-cycles>
    <meta:generator>LibreOffice/5.1.4.2$Linux_X86_64 LibreOffice_project/10m0$Build-2</meta:generator>
    <meta:document-statistic meta:table-count="1" meta:cell-count="9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Z85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85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85" chart:label-cell-address="Sheet1.D3:Sheet1.D3" chart:class="chart:area">
            <chart:data-point chart:repeated="82"/>
          </chart:series>
          <chart:series chart:style-name="ch11" chart:values-cell-range-address="Sheet1.E4:Sheet1.E85" chart:label-cell-address="Sheet1.E3:Sheet1.E3" chart:class="chart:area">
            <chart:data-point chart:repeated="82"/>
          </chart:series>
          <chart:series chart:style-name="ch12" chart:values-cell-range-address="Sheet1.F4:Sheet1.F85" chart:label-cell-address="Sheet1.F3:Sheet1.F3" chart:class="chart:area">
            <chart:data-point chart:repeated="82"/>
          </chart:series>
          <chart:series chart:style-name="ch13" chart:values-cell-range-address="Sheet1.G4:Sheet1.G85" chart:label-cell-address="Sheet1.G3:Sheet1.G3" chart:class="chart:area">
            <chart:data-point chart:repeated="82"/>
          </chart:series>
          <chart:series chart:style-name="ch14" chart:values-cell-range-address="Sheet1.H4:Sheet1.H85" chart:label-cell-address="Sheet1.H3:Sheet1.H3" chart:class="chart:area">
            <chart:data-point chart:repeated="82"/>
          </chart:series>
          <chart:series chart:style-name="ch15" chart:values-cell-range-address="Sheet1.I4:Sheet1.I85" chart:label-cell-address="Sheet1.I3:Sheet1.I3" chart:class="chart:area">
            <chart:data-point chart:repeated="82"/>
          </chart:series>
          <chart:series chart:style-name="ch16" chart:values-cell-range-address="Sheet1.J4:Sheet1.J85" chart:label-cell-address="Sheet1.J3:Sheet1.J3" chart:class="chart:area">
            <chart:data-point chart:repeated="82"/>
          </chart:series>
          <chart:series chart:style-name="ch17" chart:values-cell-range-address="Sheet1.K4:Sheet1.K85" chart:label-cell-address="Sheet1.K3:Sheet1.K3" chart:class="chart:area">
            <chart:data-point chart:repeated="82"/>
          </chart:series>
          <chart:series chart:style-name="ch18" chart:values-cell-range-address="Sheet1.L4:Sheet1.L85" chart:label-cell-address="Sheet1.L3:Sheet1.L3" chart:class="chart:area">
            <chart:data-point chart:repeated="82"/>
          </chart:series>
          <chart:series chart:style-name="ch19" chart:values-cell-range-address="Sheet1.M4:Sheet1.M85" chart:label-cell-address="Sheet1.M3:Sheet1.M3" chart:class="chart:area">
            <chart:data-point chart:repeated="82"/>
          </chart:series>
          <chart:series chart:style-name="ch20" chart:values-cell-range-address="Sheet1.N4:Sheet1.N85" chart:label-cell-address="Sheet1.N3:Sheet1.N3" chart:class="chart:area">
            <chart:data-point chart:repeated="82"/>
          </chart:series>
          <chart:series chart:style-name="ch21" chart:values-cell-range-address="Sheet1.O4:Sheet1.O85" chart:label-cell-address="Sheet1.O3:Sheet1.O3" chart:class="chart:area">
            <chart:data-point chart:repeated="82"/>
          </chart:series>
          <chart:series chart:style-name="ch10" chart:values-cell-range-address="Sheet1.P4:Sheet1.P85" chart:label-cell-address="Sheet1.P3:Sheet1.P3" chart:class="chart:area">
            <chart:data-point chart:repeated="82"/>
          </chart:series>
          <chart:series chart:style-name="ch11" chart:values-cell-range-address="Sheet1.Q4:Sheet1.Q85" chart:label-cell-address="Sheet1.Q3:Sheet1.Q3" chart:class="chart:area">
            <chart:data-point chart:repeated="82"/>
          </chart:series>
          <chart:series chart:style-name="ch12" chart:values-cell-range-address="Sheet1.R4:Sheet1.R85" chart:label-cell-address="Sheet1.R3:Sheet1.R3" chart:class="chart:area">
            <chart:data-point chart:repeated="82"/>
          </chart:series>
          <chart:series chart:style-name="ch13" chart:values-cell-range-address="Sheet1.S4:Sheet1.S85" chart:label-cell-address="Sheet1.S3:Sheet1.S3" chart:class="chart:area">
            <chart:data-point chart:repeated="82"/>
          </chart:series>
          <chart:series chart:style-name="ch14" chart:values-cell-range-address="Sheet1.T4:Sheet1.T85" chart:label-cell-address="Sheet1.T3:Sheet1.T3" chart:class="chart:area">
            <chart:data-point chart:repeated="82"/>
          </chart:series>
          <chart:series chart:style-name="ch22" chart:values-cell-range-address="Sheet1.U4:Sheet1.U85" chart:label-cell-address="Sheet1.U3:Sheet1.U3" chart:class="chart:area">
            <chart:data-point chart:repeated="82"/>
          </chart:series>
          <chart:series chart:style-name="ch16" chart:values-cell-range-address="Sheet1.V4:Sheet1.V85" chart:label-cell-address="Sheet1.V3:Sheet1.V3" chart:class="chart:area">
            <chart:data-point chart:repeated="82"/>
          </chart:series>
          <chart:series chart:style-name="ch17" chart:values-cell-range-address="Sheet1.W4:Sheet1.W85" chart:label-cell-address="Sheet1.W3:Sheet1.W3" chart:class="chart:area">
            <chart:data-point chart:repeated="82"/>
          </chart:series>
          <chart:series chart:style-name="ch18" chart:values-cell-range-address="Sheet1.X4:Sheet1.X85" chart:label-cell-address="Sheet1.X3:Sheet1.X3" chart:class="chart:area">
            <chart:data-point chart:repeated="82"/>
          </chart:series>
          <chart:series chart:style-name="ch19" chart:values-cell-range-address="Sheet1.Y4:Sheet1.Y85" chart:label-cell-address="Sheet1.Y3:Sheet1.Y3" chart:class="chart:area">
            <chart:data-point chart:repeated="82"/>
          </chart:series>
          <chart:series chart:style-name="ch20" chart:values-cell-range-address="Sheet1.Z4:Sheet1.Z85" chart:label-cell-address="Sheet1.Z3:Sheet1.Z3" chart:class="chart:area">
            <chart:data-point chart:repeated="8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85</svg:desc>
                </draw:g>
              </table:table-cell>
              <table:table-cell office:value-type="float" office:value="0.3">
                <text:p>0.3</text:p>
                <draw:g>
                  <svg:desc>Sheet1.D4:Sheet1.D85</svg:desc>
                </draw:g>
              </table:table-cell>
              <table:table-cell office:value-type="float" office:value="27.7">
                <text:p>27.7</text:p>
                <draw:g>
                  <svg:desc>Sheet1.E4:Sheet1.E85</svg:desc>
                </draw:g>
              </table:table-cell>
              <table:table-cell office:value-type="float" office:value="54.2">
                <text:p>54.2</text:p>
                <draw:g>
                  <svg:desc>Sheet1.F4:Sheet1.F85</svg:desc>
                </draw:g>
              </table:table-cell>
              <table:table-cell office:value-type="float" office:value="2.9">
                <text:p>2.9</text:p>
                <draw:g>
                  <svg:desc>Sheet1.G4:Sheet1.G85</svg:desc>
                </draw:g>
              </table:table-cell>
              <table:table-cell office:value-type="float" office:value="14.8">
                <text:p>14.8</text:p>
                <draw:g>
                  <svg:desc>Sheet1.H4:Sheet1.H85</svg:desc>
                </draw:g>
              </table:table-cell>
              <table:table-cell office:value-type="float" office:value="NaN">
                <text:p>NaN</text:p>
                <draw:g>
                  <svg:desc>Sheet1.I4:Sheet1.I85</svg:desc>
                </draw:g>
              </table:table-cell>
              <table:table-cell office:value-type="float" office:value="NaN">
                <text:p>NaN</text:p>
                <draw:g>
                  <svg:desc>Sheet1.J4:Sheet1.J85</svg:desc>
                </draw:g>
              </table:table-cell>
              <table:table-cell office:value-type="float" office:value="NaN">
                <text:p>NaN</text:p>
                <draw:g>
                  <svg:desc>Sheet1.K4:Sheet1.K85</svg:desc>
                </draw:g>
              </table:table-cell>
              <table:table-cell office:value-type="float" office:value="NaN">
                <text:p>NaN</text:p>
                <draw:g>
                  <svg:desc>Sheet1.L4:Sheet1.L85</svg:desc>
                </draw:g>
              </table:table-cell>
              <table:table-cell office:value-type="float" office:value="NaN">
                <text:p>NaN</text:p>
                <draw:g>
                  <svg:desc>Sheet1.M4:Sheet1.M85</svg:desc>
                </draw:g>
              </table:table-cell>
              <table:table-cell office:value-type="float" office:value="NaN">
                <text:p>NaN</text:p>
                <draw:g>
                  <svg:desc>Sheet1.N4:Sheet1.N85</svg:desc>
                </draw:g>
              </table:table-cell>
              <table:table-cell office:value-type="float" office:value="NaN">
                <text:p>NaN</text:p>
                <draw:g>
                  <svg:desc>Sheet1.O4:Sheet1.O85</svg:desc>
                </draw:g>
              </table:table-cell>
              <table:table-cell office:value-type="float" office:value="NaN">
                <text:p>NaN</text:p>
                <draw:g>
                  <svg:desc>Sheet1.P4:Sheet1.P85</svg:desc>
                </draw:g>
              </table:table-cell>
              <table:table-cell office:value-type="float" office:value="NaN">
                <text:p>NaN</text:p>
                <draw:g>
                  <svg:desc>Sheet1.Q4:Sheet1.Q85</svg:desc>
                </draw:g>
              </table:table-cell>
              <table:table-cell office:value-type="float" office:value="NaN">
                <text:p>NaN</text:p>
                <draw:g>
                  <svg:desc>Sheet1.R4:Sheet1.R85</svg:desc>
                </draw:g>
              </table:table-cell>
              <table:table-cell office:value-type="float" office:value="NaN">
                <text:p>NaN</text:p>
                <draw:g>
                  <svg:desc>Sheet1.S4:Sheet1.S85</svg:desc>
                </draw:g>
              </table:table-cell>
              <table:table-cell office:value-type="float" office:value="NaN">
                <text:p>NaN</text:p>
                <draw:g>
                  <svg:desc>Sheet1.T4:Sheet1.T85</svg:desc>
                </draw:g>
              </table:table-cell>
              <table:table-cell office:value-type="float" office:value="NaN">
                <text:p>NaN</text:p>
                <draw:g>
                  <svg:desc>Sheet1.U4:Sheet1.U85</svg:desc>
                </draw:g>
              </table:table-cell>
              <table:table-cell office:value-type="float" office:value="NaN">
                <text:p>NaN</text:p>
                <draw:g>
                  <svg:desc>Sheet1.V4:Sheet1.V85</svg:desc>
                </draw:g>
              </table:table-cell>
              <table:table-cell office:value-type="float" office:value="NaN">
                <text:p>NaN</text:p>
                <draw:g>
                  <svg:desc>Sheet1.W4:Sheet1.W85</svg:desc>
                </draw:g>
              </table:table-cell>
              <table:table-cell office:value-type="float" office:value="NaN">
                <text:p>NaN</text:p>
                <draw:g>
                  <svg:desc>Sheet1.X4:Sheet1.X85</svg:desc>
                </draw:g>
              </table:table-cell>
              <table:table-cell office:value-type="float" office:value="NaN">
                <text:p>NaN</text:p>
                <draw:g>
                  <svg:desc>Sheet1.Y4:Sheet1.Y85</svg:desc>
                </draw:g>
              </table:table-cell>
              <table:table-cell office:value-type="float" office:value="NaN">
                <text:p>NaN</text:p>
                <draw:g>
                  <svg:desc>Sheet1.Z4:Sheet1.Z85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